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55e5" officeooo:paragraph-rsid="000255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8884846045624667" text:style-name="L1">
        <text:list-item>
          <text:p text:style-name="P1">Do some calculations for variance and correlation</text:p>
        </text:list-item>
        <text:list-item>
          <text:p text:style-name="P1">Do some Chebyshev calculations to remember the formula (1 – 1/k^2)</text:p>
        </text:list-item>
        <text:list-item>
          <text:p text:style-name="P1">Bayes' rule/conditional probability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21:53:51.418395046</meta:creation-date>
    <meta:generator>LibreOffice/4.3.2.2.0$Linux_X86_64 LibreOffice_project/430m0$Build-2</meta:generator>
    <dc:date>2014-10-23T23:01:21.300306051</dc:date>
    <meta:editing-duration>PT51M14S</meta:editing-duration>
    <meta:editing-cycles>1</meta:editing-cycles>
    <meta:document-statistic meta:table-count="0" meta:image-count="0" meta:object-count="0" meta:page-count="1" meta:paragraph-count="4" meta:word-count="24" meta:character-count="154" meta:non-whitespace-character-count="136"/>
  </office:meta>
</office:document-meta>
</file>